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Sans" svg:font-family="OpenSa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3eb4" officeooo:paragraph-rsid="000c3eb4"/>
    </style:style>
    <style:style style:name="P2" style:family="paragraph" style:parent-style-name="Standard">
      <style:paragraph-properties fo:text-align="start" style:justify-single-word="false"/>
      <style:text-properties fo:color="#000000" style:font-name="Liberation Serif" fo:font-size="10.5pt" officeooo:rsid="000c3eb4" officeooo:paragraph-rsid="000c3eb4" style:font-size-asian="10.5pt" style:font-size-complex="10.5pt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.5pt" fo:letter-spacing="normal" fo:font-style="normal" fo:font-weight="normal" officeooo:rsid="000c3eb4" officeooo:paragraph-rsid="000c3eb4" style:font-size-asian="10.5pt" style:font-size-complex="10.5pt"/>
    </style:style>
    <style:style style:name="P4" style:family="paragraph" style:parent-style-name="Text_20_body">
      <style:paragraph-properties fo:margin-left="0cm" fo:margin-right="0cm" style:line-height-at-least="0.714cm" fo:orphans="2" fo:widows="2" fo:text-indent="0cm" style:auto-text-indent="false" fo:padding="0cm" fo:border="none"/>
      <style:text-properties fo:font-variant="normal" fo:text-transform="none" fo:color="#000000" style:font-name="Liberation Serif" fo:font-size="10.5pt" fo:letter-spacing="normal" fo:font-style="normal" fo:font-weight="normal" officeooo:rsid="000c3eb4" style:font-size-asian="10.5pt" style:font-size-complex="10.5pt"/>
    </style:style>
    <style:style style:name="P5" style:family="paragraph" style:parent-style-name="Text_20_body">
      <style:paragraph-properties fo:margin-left="0cm" fo:margin-right="0cm" style:line-height-at-least="0.714cm" fo:orphans="2" fo:widows="2" fo:text-indent="0cm" style:auto-text-indent="false" fo:padding="0cm" fo:border="none"/>
      <style:text-properties fo:font-variant="normal" fo:text-transform="none" fo:color="#000000" style:font-name="Liberation Serif" fo:font-size="10.5pt" fo:letter-spacing="normal" fo:font-style="normal" fo:font-weight="normal" style:font-size-asian="10.5pt" style:font-size-complex="10.5pt"/>
    </style:style>
    <style:style style:name="P6" style:family="paragraph" style:parent-style-name="Text_20_body">
      <style:paragraph-properties fo:margin-left="0cm" fo:margin-right="0cm" style:line-height-at-least="0.714cm" fo:orphans="2" fo:widows="2" fo:text-indent="0cm" style:auto-text-indent="false" fo:padding="0cm" fo:border="none"/>
      <style:text-properties fo:color="#000000" style:font-name="Liberation Serif" fo:font-size="10.5pt" officeooo:rsid="000c3eb4" style:font-size-asian="10.5pt" style:font-size-complex="10.5pt"/>
    </style:style>
    <style:style style:name="T1" style:family="text">
      <style:text-properties fo:font-variant="normal" fo:text-transform="none" fo:color="#33332f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33332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33332f" style:font-name="OpenSans" fo:font-size="13.5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33332f" fo:font-size="13.5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33332f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squisa sobre exercícios para cadeirantes</text:p>
      <text:p text:style-name="P1"/>
      <text:p text:style-name="P2"><text:span text:style-name="T6">Praticar esportes com regularidade traz inúmeros benefícios para a saúde física e mental, além de melhorar a qualidade de vida. Para as pessoas com deficiência, os ganhos são ainda maiores. Aprimora a força, a agilidade, a coordenação motora, o equilíbrio e o repertório motor. No aspecto social, proporciona a oportunidade de sociabilização entre quem tem e não tem deficiência, além de aumentar a independência no dia a dia.</text:span></text:p>
      <text:p text:style-name="P3">No aspecto psicológico, o esporte melhora a autoconfiança e a autoestima, tornando os praticantes mais otimistas e seguros para alcançarem seus objetivos. Previne as enfermidades secundárias à deficiência e ainda promove a integração social, levando o indivíduo a descobrir que é possível, apesar das limitações físicas, ter uma rotina normal e saudável.<text:line-break/>"Os exercícios físicos tanto por competitividade quanto por diversão proporcionam inúmeros benefícios para o corpo e mente. Porém, é imprescindível respeitar as limitações, adequando modalidades e objetivos pessoais", comenta a Dra. Karina Hatano, médica do exercício e do esporte.</text:p>
      <text:p text:style-name="P6"><text:span text:style-name="T6">Benefícios físicos e psíquicos do esporte apontados pela médica<text:line-break/>• Mais agilidade, equilíbrio, força muscular, resistência e coordenação motora;<text:line-break/>• Melhora dos aparelhos circulatório, respiratório, digestório, reprodutor e excretor;<text:line-break/>• Aumento da velocidade, ritmo e reabilitação;<text:line-break/>• Prevenção de deficiências secundárias;<text:line-break/>• Promoção e encorajamento do movimento;<text:line-break/>• Desenvolvimento de habilidades motoras e funcionais;<text:line-break/>• Manutenção e promoção da saúde;<text:line-break/>• Reforço da autoestima e autoimagem;<text:line-break/>• Integração social com outros grupos intensificada;<text:line-break/>• Estímulo à independência e autonomia;<text:line-break/>• Motivação para atividades futuras;<text:line-break/>• Desenvolvimento da capacidade de resolução de problemas;<text:line-break/>• Superação de situações de frustração.</text:span></text:p>
      <text:p text:style-name="P4">Modalidades sugeridas<text:line-break/>Judô - segue as mesmas regras da Federação Internacional de Judô, com pequenas alterações. Já que é praticado por pessoas com deficiência visual, não ocorre a punição quando se pisa fora do tatame. No começo da luta a pegada é feita pelo juiz e o judoca não pode mais mudar de posição. Toda vez que acontecer a separação dos atletas o combate é interrompido. Saber utilizar a força do adversário é mais importante do que aplicar a própria força.</text:p>
      <text:p text:style-name="P5">Natação - voltada para amputados, pessoas com paralisia cerebral, deficiências visuais, paraplégicos e outros. As competições são divididas de acordo com as deficiências dos atletas que são três: visual, física e cerebral. As regras são as mesmas utilizadas pela Federação Internacional de Natação com a diferença de que o atleta tem a escolha de largar na plataforma ou dentro d'água em algumas provas.</text:p>
      <text:p text:style-name="P5"><text:soft-page-break/>Tiro - para amputados, pessoas com paralisia cerebral e cadeirantes. Nesta mobilidade os atletas atiram de posições diferentes daquelas determinadas pelas normas internacionais. Os atiradores podem praticar os seus disparos sentados ou em pé devido a um sistema que equipara as chances dos atletas.</text:p>
      <text:p text:style-name="P5">Bocha - para aqueles com paralisia cerebral. Os jogadores precisam colocar suas bolas o mais perto possível da bola branca que é o alvo e também tirar de perto dela as bolas do adversário. É um jogo de precisão e estratégia e por ser aplicado somente por deficientes cerebrais os jogadores podem receber orientações de seus treinadores de maneira acústica.</text:p>
      <text:p text:style-name="P5">Vela - modalidade voltada para amputados, cadeirantes, pessoas com deficiência visual, paralisia cerebral e outros. Disputadas em duas classes: a Sonar composta por três atletas. A pontuação varia de 1 a 7, de acordo com o grau de deficiência. Cada uma das esquipes não pode ultrapassar a marca de 12 pontos. A outra classe é a 2,4mR disputada por apenas um velejador em cada barco.</text:p>
      <text:p text:style-name="P5">Futebol de cinco - praticado por pessoas com deficiência visual traz muita influência do futebol de salão. Para proporcionar igualdade de condições todos os atletas devem usar uma venda. A exceção é o goleiro que sempre terá cegueira parcial. Sua função, além de defender as bolas atacadas contra o seu time, é atuar como guia de seus companheiros.</text:p>
      <text:p text:style-name="P5">Basquete em cadeira de rodas - disputado por pessoas com alguma deficiência física-motora, começou a ser praticado por ex-soldados norte-americanos que haviam saído feridos na 2ª Guerra Mundial. As cadeiras de rodas utilizadas por homens e mulheres são adaptadas e padronizadas pelas regras da Federação Internacional de Basquete em Cadeiras de Rodas (IWBF). O jogador deve quicar, arremessar ou passar a bola a cada dois toques dados na cadeira. As dimensões da quadra e a altura da cesta seguem o padrão de basquete olímpico.</text:p>
      <text:p text:style-name="P6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Sans" svg:font-family="OpenSa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09:55:07.680117281</meta:creation-date>
    <dc:date>2020-10-29T10:01:22.456884333</dc:date>
    <meta:editing-duration>PT6M15S</meta:editing-duration>
    <meta:editing-cycles>1</meta:editing-cycles>
    <meta:document-statistic meta:table-count="0" meta:image-count="0" meta:object-count="0" meta:page-count="2" meta:paragraph-count="11" meta:word-count="717" meta:character-count="4600" meta:non-whitespace-character-count="3894"/>
    <meta:generator>LibreOffice/6.4.6.2$Linux_X86_64 LibreOffice_project/40$Build-2</meta:generator>
  </office:meta>
</office:document-meta>
</file>